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Impl.getForm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Impl.Reque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mpl.addForm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mpl.getInterac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mpl.setInteraction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